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016cm" fo:margin-left="-0.011cm" fo:margin-right="-0.005cm" table:align="margins"/>
    </style:style>
    <style:style style:name="Table1.A" style:family="table-column">
      <style:table-column-properties style:column-width="1.789cm" style:rel-column-width="6888*"/>
    </style:style>
    <style:style style:name="Table1.B" style:family="table-column">
      <style:table-column-properties style:column-width="6.405cm" style:rel-column-width="24666*"/>
    </style:style>
    <style:style style:name="Table1.C" style:family="table-column">
      <style:table-column-properties style:column-width="2.683cm" style:rel-column-width="10332*"/>
    </style:style>
    <style:style style:name="Table1.D" style:family="table-column">
      <style:table-column-properties style:column-width="2.736cm" style:rel-column-width="10536*"/>
    </style:style>
    <style:style style:name="Table1.E" style:family="table-column">
      <style:table-column-properties style:column-width="3.404cm" style:rel-column-width="13113*"/>
    </style:style>
    <style:style style:name="Table1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83ca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06cm" fo:margin-left="0cm" fo:margin-right="-0.005cm" table:align="margins"/>
    </style:style>
    <style:style style:name="Table2.A" style:family="table-column">
      <style:table-column-properties style:column-width="11.441cm" style:rel-column-width="44088*"/>
    </style:style>
    <style:style style:name="Table2.B" style:family="table-column">
      <style:table-column-properties style:column-width="5.565cm" style:rel-column-width="2144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3" style:family="paragraph" style:parent-style-name="Standard">
      <style:text-properties style:font-name="Arial" fo:font-size="11pt" fo:language="en" fo:country="US" fo:font-style="normal" style:font-size-asian="11pt" style:font-style-asian="normal" style:font-size-complex="11pt" style:font-style-complex="normal"/>
    </style:style>
    <style:style style:name="P4" style:family="paragraph" style:parent-style-name="Standard">
      <style:text-properties fo:color="#0000ff" style:font-name="Arial" fo:font-size="11pt" fo:language="en" fo:country="US" fo:font-style="normal" style:font-size-asian="11pt" style:font-style-asian="normal" style:font-size-complex="11pt" style:font-style-complex="normal"/>
    </style:style>
    <style:style style:name="P5" style:family="paragraph" style:parent-style-name="Standard">
      <style:text-properties fo:color="#000080" fo:language="en" fo:country="US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 style:list-style-name="L1">
      <style:text-properties fo:color="#0000ff" style:font-name="Arial" fo:font-size="11pt" fo:language="en" fo:country="US" style:font-size-asian="11pt" style:font-size-complex="11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Tahoma" fo:font-size="10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ustomer.lastName" text:name="customer.lastName"/>
        <text:user-field-decl office:value-type="string" office:string-value="customer.firstName" text:name="customer.firstName"/>
        <text:user-field-decl office:value-type="string" office:string-value="01/01/0001" text:name="date"/>
        <text:user-field-decl office:value-type="string" office:string-value="0" text:name="totalCountOfItems"/>
        <text:user-field-decl office:value-type="string" office:string-value="0" text:name="count"/>
        <text:user-field-decl office:value-type="string" office:string-value="description" text:name="description"/>
        <text:user-field-decl office:value-type="string" office:string-value="0" text:name="price"/>
        <text:user-field-decl office:value-type="string" office:string-value="0" text:name="itemNo"/>
        <text:user-field-decl office:value-type="string" office:string-value="0" text:name="itemTotal"/>
        <text:user-field-decl office:value-type="string" office:string-value="0" text:name="orderTotal"/>
      </text:user-field-decls>
      <text:section text:style-name="Sect1" text:name="Section1">
        <text:p text:style-name="P6">Dynamic Document</text:p>
        <text:p text:style-name="P6"/>
        <text:section text:style-name="Sect1" text:name="Summary">
          <text:p text:style-name="P2">This document is a sample dynamic document. Its purpose is to be used for tests towards an automatic document generation using OGNL expressions, user fields, script like directives and java <text:span text:style-name="T2">code. The document is split in sections. The final document will be the combination of sections being filled automatically.</text:span></text:p>
          <text:p text:style-name="P3">The document will be created automatically by a model object. The model object for this document is a java bean of type Order. The order has some simple properties, and it has also a Customer property and some OrderItems. The order items is a list of OrderItem obejcts.</text:p>
        </text:section>
        <text:p text:style-name="P3"/>
        <text:section text:style-name="Sect1" text:name="Order">
          <text:p text:style-name="P2"><text:span text:style-name="T2">This part of the document is a section with the name </text:span><text:span text:style-name="T1">Order.</text:span></text:p>
          <text:p text:style-name="P3">It contains some automatic fields, necessary in order to <text:s/>present an order:</text:p>
          <text:p text:style-name="P2"><text:span text:style-name="T2">Customer name: </text:span><text:span text:style-name="T2"><text:user-field-get text:name="customer.firstName">customer.firstName</text:user-field-get></text:span><text:span text:style-name="T2"> </text:span><text:span text:style-name="T2"><text:user-field-get text:name="customer.lastName">customer.lastName</text:user-field-get></text:span></text:p>
          <text:p text:style-name="P2"><text:span text:style-name="T2">Order date: </text:span><text:span text:style-name="T2"><text:user-field-get text:name="date">01/01/0001</text:user-field-get></text:span></text:p>
          <text:p text:style-name="P2"><text:span text:style-name="T2">Total count of items: </text:span><text:span text:style-name="T2"><text:user-field-get text:name="totalCountOfItems">0</text:user-field-get></text:span></text:p>
          <text:p text:style-name="P3"/>
          <text:p text:style-name="P4">Items as a list: </text:p>
          <text:section text:style-name="Sect1" text:name="OrderItem">
            <text:list xml:id="list31590977" text:style-name="L1">
              <text:list-item>
                <text:p text:style-name="P10"><text:span text:style-name="T2"><office:annotation><dc:creator>Spyros Nakos</dc:creator><dc:date>2011-07-13T11:47:24.45</dc:date><text:p text:style-name="P11"><text:span text:style-name="T3">repeat foreach items</text:span></text:p></office:annotation></text:span><text:span text:style-name="T2"><text:user-field-get text:name="count">0</text:user-field-get></text:span><text:span text:style-name="T2"> </text:span><text:span text:style-name="T2"><text:user-field-get text:name="description">description</text:user-field-get></text:span><text:span text:style-name="T2">, price </text:span><text:span text:style-name="T2"><text:user-field-get text:name="price">0</text:user-field-get></text:span><text:span text:style-name="T2"> </text:span></text:p>
              </text:list-item>
            </text:list>
          </text:section>
          <text:p text:style-name="P3"/>
          <text:p text:style-name="P3">The following section is intended for replacement:</text:p>
          <text:section text:style-name="Sect1" text:name="ReplaceMe1">
            <text:p text:style-name="P3">REPLACEMENT</text:p>
          </text:section>
          <text:p text:style-name="P3"/>
          <text:p text:style-name="P3"/>
          <text:p text:style-name="P3">Items in a table: 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row>
              <table:table-cell table:style-name="Table1.A1" office:value-type="string">
                <text:p text:style-name="P7">ItemNo</text:p>
              </table:table-cell>
              <table:table-cell table:style-name="Table1.A1" office:value-type="string">
                <text:p text:style-name="P7">Description</text:p>
              </table:table-cell>
              <table:table-cell table:style-name="Table1.A1" office:value-type="string">
                <text:p text:style-name="P7">Count</text:p>
              </table:table-cell>
              <table:table-cell table:style-name="Table1.A1" office:value-type="string">
                <text:p text:style-name="P7">Price</text:p>
              </table:table-cell>
              <table:table-cell table:style-name="Table1.E1" office:value-type="string">
                <text:p text:style-name="P7">Total </text:p>
              </table:table-cell>
            </table:table-row>
            <table:table-row>
              <table:table-cell table:style-name="Table1.A2" office:value-type="string">
                <text:p text:style-name="P7"><office:annotation><dc:creator>Spyros Nakos</dc:creator><dc:date>2011-07-13T11:43:33.57</dc:date><text:p text:style-name="P12"><text:span text:style-name="T4">repeat foreach items</text:span></text:p></office:annotation><text:user-field-get text:name="itemNo">0</text:user-field-get></text:p>
              </table:table-cell>
              <table:table-cell table:style-name="Table1.A2" office:value-type="string">
                <text:p text:style-name="P7"><text:user-field-get text:name="description">description</text:user-field-get></text:p>
              </table:table-cell>
              <table:table-cell table:style-name="Table1.A2" office:value-type="string">
                <text:p text:style-name="P7"><text:user-field-get text:name="count">0</text:user-field-get></text:p>
              </table:table-cell>
              <table:table-cell table:style-name="Table1.A2" office:value-type="string">
                <text:p text:style-name="P7"><text:user-field-get text:name="price">0</text:user-field-get></text:p>
              </table:table-cell>
              <table:table-cell table:style-name="Table1.E2" office:value-type="string">
                <text:p text:style-name="P7"><text:user-field-get text:name="itemTotal">0</text:user-field-get> </text:p>
              </table:table-cell>
            </table:table-row>
            <table:table-row>
              <table:table-cell table:style-name="Table1.A2" office:value-type="string">
                <text:p text:style-name="P8"/>
              </table:table-cell>
              <table:table-cell table:style-name="Table1.A2" office:value-type="string">
                <text:p text:style-name="P9">Total count of items:</text:p>
              </table:table-cell>
              <table:table-cell table:style-name="Table1.A2" office:value-type="string">
                <text:p text:style-name="P8"><text:user-field-get text:name="totalCountOfItems">0</text:user-field-get></text:p>
              </table:table-cell>
              <table:table-cell table:style-name="Table1.A2" office:value-type="string">
                <text:p text:style-name="P9">Order Total :</text:p>
              </table:table-cell>
              <table:table-cell table:style-name="Table1.E2" office:value-type="string">
                <text:p text:style-name="P8"><text:user-field-get text:name="orderTotal">0</text:user-field-get></text:p>
              </table:table-cell>
            </table:table-row>
          </table:table>
          <text:p text:style-name="P3"/>
          <text:p text:style-name="P3"/>
        </text:section>
        <text:p text:style-name="P1"/>
        <text:p text:style-name="P1"/>
        <text:p text:style-name="P1">And the following section is intended for replacement:</text:p>
        <text:section text:style-name="Sect1" text:name="ReplaceMe2">
          <text:p text:style-name="P1">REPLACEMENT</text:p>
        </text:section>
        <text:p text:style-name="P1"/>
        <text:p text:style-name="P1">Finally we attempt to replace a section inside a table.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able_20_Contents">Header</text:p>
            </table:table-cell>
            <table:table-cell table:style-name="Table2.B1" office:value-type="string">
              <text:p text:style-name="Table_20_Contents">Header</text:p>
            </table:table-cell>
          </table:table-row>
          <table:table-row>
            <table:table-cell table:style-name="Table2.A2" office:value-type="string">
              <text:section text:style-name="Sect1" text:name="ReplaceMe3">
                <text:p text:style-name="Table_20_Contents">ReplaceMe </text:p>
              </text:section>
            </table:table-cell>
            <table:table-cell table:style-name="Table2.B2" office:value-type="string">
              <text:p text:style-name="Table_20_Contents">Let's see if the cell's contents will be replaced.</text:p>
            </table:table-cell>
          </table:table-row>
        </table:table>
        <text:p text:style-name="P1"/>
        <text:p text:style-name="P1"/>
        <text:p text:style-name="P1"/>
        <text:p text:style-name="P5">End of documen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language="en" fo:country="US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1-07-13T11:47:47.62</dc:date>
    <dc:creator>Spyros Nakos</dc:creator>
    <meta:editing-duration>PT03H23M22S</meta:editing-duration>
    <meta:editing-cycles>22</meta:editing-cycles>
    <meta:generator>OpenOffice.org/3.2$Win32 OpenOffice.org_project/320m18$Build-9502</meta:generator>
    <meta:document-statistic meta:table-count="2" meta:image-count="0" meta:object-count="0" meta:page-count="1" meta:paragraph-count="35" meta:word-count="209" meta:character-count="1243"/>
  </office:meta>
</office:document-meta>
</file>